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5.6306in" table:align="left"/>
    </style:style>
    <style:style style:name="Table3.A" style:family="table-column">
      <style:table-column-properties style:column-width="0.234in"/>
    </style:style>
    <style:style style:name="Table3.B" style:family="table-column">
      <style:table-column-properties style:column-width="0.5569in"/>
    </style:style>
    <style:style style:name="Table3.C" style:family="table-column">
      <style:table-column-properties style:column-width="0.3438in"/>
    </style:style>
    <style:style style:name="Table3.D" style:family="table-column">
      <style:table-column-properties style:column-width="0.2236in"/>
    </style:style>
    <style:style style:name="Table3.E" style:family="table-column">
      <style:table-column-properties style:column-width="0.5938in"/>
    </style:style>
    <style:style style:name="Table3.G" style:family="table-column">
      <style:table-column-properties style:column-width="0.2403in"/>
    </style:style>
    <style:style style:name="Table3.H" style:family="table-column">
      <style:table-column-properties style:column-width="0.5243in"/>
    </style:style>
    <style:style style:name="Table3.J" style:family="table-column">
      <style:table-column-properties style:column-width="0.2153in"/>
    </style:style>
    <style:style style:name="Table3.K" style:family="table-column">
      <style:table-column-properties style:column-width="0.6729in"/>
    </style:style>
    <style:style style:name="Table3.M" style:family="table-column">
      <style:table-column-properties style:column-width="0.2215in"/>
    </style:style>
    <style:style style:name="Table3.N" style:family="table-column">
      <style:table-column-properties style:column-width="0.4292in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7" style:family="table">
      <style:table-properties style:width="6.2944in" fo:margin-left="0in" table:align="left"/>
    </style:style>
    <style:style style:name="Table7.A" style:family="table-column">
      <style:table-column-properties style:column-width="0.3576in"/>
    </style:style>
    <style:style style:name="Table7.B" style:family="table-column">
      <style:table-column-properties style:column-width="0.9403in"/>
    </style:style>
    <style:style style:name="Table7.C" style:family="table-column">
      <style:table-column-properties style:column-width="0.3396in"/>
    </style:style>
    <style:style style:name="Table7.D" style:family="table-column">
      <style:table-column-properties style:column-width="0.9368in"/>
    </style:style>
    <style:style style:name="Table7.F" style:family="table-column">
      <style:table-column-properties style:column-width="0.9285in"/>
    </style:style>
    <style:style style:name="Table7.H" style:family="table-column">
      <style:table-column-properties style:column-width="0.8215in"/>
    </style:style>
    <style:style style:name="Table7.I" style:family="table-column">
      <style:table-column-properties style:column-width="0.3549in"/>
    </style:style>
    <style:style style:name="Table7.J" style:family="table-column">
      <style:table-column-properties style:column-width="0.9361in"/>
    </style:style>
    <style:style style:name="Table7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3.8743in" table:align="left"/>
    </style:style>
    <style:style style:name="Table4.A" style:family="table-column">
      <style:table-column-properties style:column-width="0.3257in"/>
    </style:style>
    <style:style style:name="Table4.B" style:family="table-column">
      <style:table-column-properties style:column-width="0.5979in"/>
    </style:style>
    <style:style style:name="Table4.C" style:family="table-column">
      <style:table-column-properties style:column-width="0.3889in"/>
    </style:style>
    <style:style style:name="Table4.E" style:family="table-column">
      <style:table-column-properties style:column-width="0.5875in"/>
    </style:style>
    <style:style style:name="Table4.G" style:family="table-column">
      <style:table-column-properties style:column-width="0.3528in"/>
    </style:style>
    <style:style style:name="Table4.H" style:family="table-column">
      <style:table-column-properties style:column-width="0.5181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3.2208in" table:align="left"/>
    </style:style>
    <style:style style:name="Table5.A" style:family="table-column">
      <style:table-column-properties style:column-width="0.2542in"/>
    </style:style>
    <style:style style:name="Table5.B" style:family="table-column">
      <style:table-column-properties style:column-width="0.4063in"/>
    </style:style>
    <style:style style:name="Table5.C" style:family="table-column">
      <style:table-column-properties style:column-width="0.2424in"/>
    </style:style>
    <style:style style:name="Table5.D" style:family="table-column">
      <style:table-column-properties style:column-width="0.3951in"/>
    </style:style>
    <style:style style:name="Table5.E" style:family="table-column">
      <style:table-column-properties style:column-width="0.2611in"/>
    </style:style>
    <style:style style:name="Table5.F" style:family="table-column">
      <style:table-column-properties style:column-width="0.4139in"/>
    </style:style>
    <style:style style:name="Table5.G" style:family="table-column">
      <style:table-column-properties style:column-width="0.2333in"/>
    </style:style>
    <style:style style:name="Table5.H" style:family="table-column">
      <style:table-column-properties style:column-width="0.3854in"/>
    </style:style>
    <style:style style:name="Table5.I" style:family="table-column">
      <style:table-column-properties style:column-width="0.2403in"/>
    </style:style>
    <style:style style:name="Table5.J" style:family="table-column">
      <style:table-column-properties style:column-width="0.3889in"/>
    </style:style>
    <style:style style:name="Table5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3.8167in" table:align="left"/>
    </style:style>
    <style:style style:name="Table2.A" style:family="table-column">
      <style:table-column-properties style:column-width="0.8917in"/>
    </style:style>
    <style:style style:name="Table2.B" style:family="table-column">
      <style:table-column-properties style:column-width="0.6507in"/>
    </style:style>
    <style:style style:name="Table2.C" style:family="table-column">
      <style:table-column-properties style:column-width="0.7403in"/>
    </style:style>
    <style:style style:name="Table2.D" style:family="table-column">
      <style:table-column-properties style:column-width="1.534in"/>
    </style:style>
    <style:style style:name="Table2.A1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" fo:padding="0.0382in" fo:border="0.0007in solid #000000"/>
    </style:style>
    <style:style style:name="Table2.A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2.D2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2.4778in" table:align="left"/>
    </style:style>
    <style:style style:name="Table1.A" style:family="table-column">
      <style:table-column-properties style:column-width="0.2583in"/>
    </style:style>
    <style:style style:name="Table1.B" style:family="table-column">
      <style:table-column-properties style:column-width="0.2507in"/>
    </style:style>
    <style:style style:name="Table1.C" style:family="table-column">
      <style:table-column-properties style:column-width="0.2326in"/>
    </style:style>
    <style:style style:name="Table1.E" style:family="table-column">
      <style:table-column-properties style:column-width="0.2639in"/>
    </style:style>
    <style:style style:name="Table1.G" style:family="table-column">
      <style:table-column-properties style:column-width="0.2653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J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essio" fo:font-size="16pt" style:font-size-asian="16pt" style:font-size-complex="16pt"/>
    </style:style>
    <style:style style:name="P2" style:family="paragraph" style:parent-style-name="Standard">
      <style:text-properties style:font-name="essio"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text-properties style:font-name="essio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essio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essio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essio" fo:font-size="14pt" style:font-size-asian="12.25pt" style:font-size-complex="14pt"/>
    </style:style>
    <style:style style:name="P7" style:family="paragraph" style:parent-style-name="Standard">
      <style:text-properties style:font-name="essio" fo:font-size="14pt" style:text-underline-style="none" style:font-size-asian="14pt" style:font-size-complex="14pt"/>
    </style:style>
    <style:style style:name="P8" style:family="paragraph" style:parent-style-name="Standard">
      <style:text-properties style:font-name="DejaVu Sans" fo:font-size="16pt" style:font-size-asian="16pt" style:font-size-complex="16pt"/>
    </style:style>
    <style:style style:name="P9" style:family="paragraph" style:parent-style-name="Standard">
      <style:text-properties style:font-name="DejaVu Sans" fo:font-size="16pt" style:text-underline-style="none" style:font-size-asian="16pt" style:font-size-complex="16pt"/>
    </style:style>
    <style:style style:name="P10" style:family="paragraph" style:parent-style-name="Standard">
      <style:text-properties style:font-name="DejaVu Sans" fo:font-size="16pt" style:text-underline-style="solid" style:text-underline-width="auto" style:text-underline-color="font-color" style:font-size-asian="16pt" style:font-size-complex="16pt"/>
    </style:style>
    <style:style style:name="P11" style:family="paragraph" style:parent-style-name="Standard">
      <style:text-properties style:font-name="DejaVu Sans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style:font-name="DejaVu Sans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DejaVu Sans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DejaVu Sans" fo:font-size="14pt" style:text-underline-style="none" style:font-size-asian="14pt" style:font-size-complex="14pt"/>
    </style:style>
    <style:style style:name="P18" style:family="paragraph" style:parent-style-name="Standard">
      <style:text-properties style:font-name="DejaVu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essiah"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essiah"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essiah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essiah" fo:font-size="14pt" style:text-underline-style="none" style:font-size-asian="14pt" style:font-size-complex="14pt"/>
    </style:style>
    <style:style style:name="P25" style:family="paragraph" style:parent-style-name="Standard">
      <style:text-properties style:font-name="essiah" fo:font-size="32pt" style:font-size-asian="32pt" style:font-size-complex="32pt"/>
    </style:style>
    <style:style style:name="P26" style:family="paragraph" style:parent-style-name="Standard">
      <style:text-properties style:font-name="essiah" fo:font-size="22pt" style:font-size-asian="22pt" style:font-size-complex="22pt"/>
    </style:style>
    <style:style style:name="P27" style:family="paragraph" style:parent-style-name="Standard">
      <style:paragraph-properties fo:text-align="center" style:justify-single-word="false"/>
      <style:text-properties style:font-name="sans-serif" fo:font-size="14pt" style:font-size-asian="14pt" style:font-size-complex="14pt"/>
    </style:style>
    <style:style style:name="P28" style:family="paragraph" style:parent-style-name="Standard">
      <style:text-properties style:font-name="eXsE" fo:font-size="16pt" style:text-underline-style="solid" style:text-underline-width="auto" style:text-underline-color="font-color" style:font-size-asian="16pt" style:font-size-complex="16pt"/>
    </style:style>
    <style:style style:name="P29" style:family="paragraph" style:parent-style-name="Standard">
      <style:text-properties style:font-name="eXsE" fo:font-size="14pt" style:font-size-asian="14pt" style:font-size-complex="14pt"/>
    </style:style>
    <style:style style:name="P30" style:family="paragraph" style:parent-style-name="Standard">
      <style:text-properties style:font-name="eXsE" fo:font-size="14pt" style:text-underline-style="solid" style:text-underline-width="auto" style:text-underline-color="font-color" style:font-size-asian="14pt" style:font-size-complex="14pt"/>
    </style:style>
    <style:style style:name="P31" style:family="paragraph" style:parent-style-name="Standard">
      <style:text-properties style:font-name="eXsE" fo:font-size="14pt" style:text-underline-style="none" style:font-size-asian="14pt" style:font-size-complex="14pt"/>
    </style:style>
    <style:style style:name="P32" style:family="paragraph" style:parent-style-name="Standard"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essiah" fo:font-size="14pt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eXsE" fo:font-size="14pt" style:font-size-asian="14pt" style:font-size-complex="14pt"/>
    </style:style>
    <style:style style:name="P37" style:family="paragraph" style:parent-style-name="Standard">
      <style:text-properties style:font-name="eXsE" fo:font-size="14pt" style:font-size-asian="14pt" style:font-size-complex="14pt"/>
    </style:style>
    <style:style style:name="P38" style:family="paragraph" style:parent-style-name="Standard">
      <style:text-properties style:font-name="eXsE" fo:font-size="12pt" style:text-underline-style="none" style:font-size-asian="12pt" style:font-size-complex="12pt"/>
    </style:style>
    <style:style style:name="P39" style:family="paragraph" style:parent-style-name="Standard">
      <style:text-properties style:font-name="essio" fo:font-size="16pt" style:font-size-asian="14pt" style:font-size-complex="16pt"/>
    </style:style>
    <style:style style:name="P40" style:family="paragraph" style:parent-style-name="Standard">
      <style:text-properties style:font-name="essio" fo:font-size="16pt" fo:font-weight="normal" style:font-size-asian="14pt" style:font-weight-asian="normal" style:font-size-complex="16pt" style:font-weight-complex="normal"/>
    </style:style>
    <style:style style:name="P41" style:family="paragraph" style:parent-style-name="Standard">
      <style:text-properties style:font-name="essio" fo:font-size="12pt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essiah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essiah" fo:font-size="12pt" style:text-underline-style="none" style:font-size-asian="12pt" style:font-size-complex="12pt"/>
    </style:style>
    <style:style style:name="P44" style:family="paragraph" style:parent-style-name="Standard">
      <style:text-properties style:font-name="essiah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essiah"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DejaVu Sans" fo:font-size="12pt" style:text-underline-style="none" style:font-size-asian="12pt" style:font-size-complex="12pt"/>
    </style:style>
    <style:style style:name="P47" style:family="paragraph" style:parent-style-name="Standard"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eXsE"/>
    </style:style>
    <style:style style:name="T2" style:family="text">
      <style:text-properties style:font-name="eXsE" style:text-underline-style="none"/>
    </style:style>
    <style:style style:name="T3" style:family="text">
      <style:text-properties style:font-name="DejaVu Sans"/>
    </style:style>
    <style:style style:name="T4" style:family="text">
      <style:text-properties style:font-name="DejaVu Sans" style:text-underline-style="none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essio"/>
    </style:style>
    <style:style style:name="T9" style:family="text">
      <style:text-properties style:font-name="essiah"/>
    </style:style>
    <style:style style:name="T10" style:family="text">
      <style:text-properties style:font-name="essiah"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essEo</text:p>
      <text:p text:style-name="P8"/>
      <text:p text:style-name="P10">Alphabet:</text:p>
      <text:p text:style-name="P8"/>
      <text:p text:style-name="P26">oiaeusncpmrzlvjbdthfZwyNg</text:p>
      <text:p text:style-name="P8"/>
      <text:p text:style-name="P10">Basics:</text:p>
      <text:p text:style-name="P8"/>
      <text:p text:style-name="P29"><text:span text:style-name="T3">The default </text:span><text:span text:style-name="T3">order </text:span><text:span text:style-name="T3">is </text:span><text:span text:style-name="T3">S</text:span><text:span text:style-name="T3">ubject-</text:span><text:span text:style-name="T3">V</text:span><text:span text:style-name="T3">erb</text:span><text:span text:style-name="T3">-</text:span><text:span text:style-name="T3">O</text:span><text:span text:style-name="T3">bject</text:span><text:span text:style-name="T3">, but any arrangement is allowed</text:span><text:span text:style-name="T3"> with the use of markers.</text:span></text:p>
      <text:p text:style-name="P12"/>
      <text:p text:style-name="P12">The subject and object are optional. When no subject is given, 1st person singular is assumed.</text:p>
      <text:p text:style-name="P12"/>
      <text:p text:style-name="P29"><text:span text:style-name="T3">Modifiers </text:span><text:span text:style-name="T3">follow the</text:span><text:span text:style-name="T3">ir target</text:span><text:span text:style-name="T3"> (i.e. "ball </text:span><text:span text:style-name="T3">the</text:span><text:span text:style-name="T3"> red</text:span><text:span text:style-name="T3">").</text:span></text:p>
      <text:p text:style-name="P29"/>
      <text:p text:style-name="P16">Verbs do not start or end with long vowels.</text:p>
      <text:p text:style-name="P29"/>
      <text:p text:style-name="P10">Pronunciations: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G"/>
        <table:table-column table:style-name="Table3.H"/>
        <table:table-column table:style-name="Table3.C"/>
        <table:table-column table:style-name="Table3.J"/>
        <table:table-column table:style-name="Table3.K"/>
        <table:table-column table:style-name="Table3.C"/>
        <table:table-column table:style-name="Table3.M"/>
        <table:table-column table:style-name="Table3.N"/>
        <table:table-column table:style-name="Table3.C"/>
        <table:table-row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>IPA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>IPA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>IPA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>IPA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>IPA</text:p>
          </table:table-cell>
        </table:table-row>
        <table:table-row>
          <table:table-cell table:style-name="Table3.A1" office:value-type="string">
            <text:p text:style-name="P22">o</text:p>
          </table:table-cell>
          <table:table-cell table:style-name="Table3.A1" office:value-type="string">
            <text:p text:style-name="P13">h<text:span text:style-name="T6">o</text:span>t</text:p>
          </table:table-cell>
          <table:table-cell table:style-name="Table3.A1" office:value-type="string">
            <text:p text:style-name="P13">a</text:p>
          </table:table-cell>
          <table:table-cell table:style-name="Table3.A1" office:value-type="string">
            <text:p text:style-name="P22">i</text:p>
          </table:table-cell>
          <table:table-cell table:style-name="Table3.A1" office:value-type="string">
            <text:p text:style-name="P13">p<text:span text:style-name="T6">i</text:span><text:span text:style-name="T7">t</text:span></text:p>
          </table:table-cell>
          <table:table-cell table:style-name="Table3.A1" office:value-type="string">
            <text:p text:style-name="P13">ɪ</text:p>
          </table:table-cell>
          <table:table-cell table:style-name="Table3.A1" office:value-type="string">
            <text:p text:style-name="P22">a</text:p>
          </table:table-cell>
          <table:table-cell table:style-name="Table3.A1" office:value-type="string">
            <text:p text:style-name="P13">s<text:span text:style-name="T6">a</text:span>t</text:p>
          </table:table-cell>
          <table:table-cell table:style-name="Table3.A1" office:value-type="string">
            <text:p text:style-name="P13">æ</text:p>
          </table:table-cell>
          <table:table-cell table:style-name="Table3.A1" office:value-type="string">
            <text:p text:style-name="P22">e</text:p>
          </table:table-cell>
          <table:table-cell table:style-name="Table3.A1" office:value-type="string">
            <text:p text:style-name="P13">b<text:span text:style-name="T6">e</text:span>t</text:p>
          </table:table-cell>
          <table:table-cell table:style-name="Table3.A1" office:value-type="string">
            <text:p text:style-name="P13">ɛ</text:p>
          </table:table-cell>
          <table:table-cell table:style-name="Table3.A1" office:value-type="string">
            <text:p text:style-name="P22">u</text:p>
          </table:table-cell>
          <table:table-cell table:style-name="Table3.A1" office:value-type="string">
            <text:p text:style-name="P13">b<text:span text:style-name="T6">u</text:span><text:span text:style-name="T7">t</text:span></text:p>
          </table:table-cell>
          <table:table-cell table:style-name="Table3.A1" office:value-type="string">
            <text:p text:style-name="P13">ə</text:p>
          </table:table-cell>
        </table:table-row>
        <table:table-row>
          <table:table-cell table:style-name="Table3.A1" office:value-type="string">
            <text:p text:style-name="P22">s</text:p>
          </table:table-cell>
          <table:table-cell table:style-name="Table3.A1" office:value-type="string">
            <text:p text:style-name="P13"><text:span text:style-name="T6">s</text:span>at</text:p>
          </table:table-cell>
          <table:table-cell table:style-name="Table3.A1" office:value-type="string">
            <text:p text:style-name="P13">s</text:p>
          </table:table-cell>
          <table:table-cell table:style-name="Table3.A1" office:value-type="string">
            <text:p text:style-name="P22">n</text:p>
          </table:table-cell>
          <table:table-cell table:style-name="Table3.A1" office:value-type="string">
            <text:p text:style-name="P13"><text:span text:style-name="T6">n</text:span><text:span text:style-name="T7">ap</text:span></text:p>
          </table:table-cell>
          <table:table-cell table:style-name="Table3.A1" office:value-type="string">
            <text:p text:style-name="P13">n</text:p>
          </table:table-cell>
          <table:table-cell table:style-name="Table3.A1" office:value-type="string">
            <text:p text:style-name="P22">c</text:p>
          </table:table-cell>
          <table:table-cell table:style-name="Table3.A1" office:value-type="string">
            <text:p text:style-name="P13"><text:span text:style-name="T6">c</text:span>an</text:p>
          </table:table-cell>
          <table:table-cell table:style-name="Table3.A1" office:value-type="string">
            <text:p text:style-name="P13">k</text:p>
          </table:table-cell>
          <table:table-cell table:style-name="Table3.A1" office:value-type="string">
            <text:p text:style-name="P22">p</text:p>
          </table:table-cell>
          <table:table-cell table:style-name="Table3.A1" office:value-type="string">
            <text:p text:style-name="P13"><text:span text:style-name="T6">p</text:span>art</text:p>
          </table:table-cell>
          <table:table-cell table:style-name="Table3.A1" office:value-type="string">
            <text:p text:style-name="P13">p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office:value-type="string">
            <text:p text:style-name="P22">m</text:p>
          </table:table-cell>
          <table:table-cell table:style-name="Table3.A1" office:value-type="string">
            <text:p text:style-name="P13"><text:span text:style-name="T6">m</text:span><text:span text:style-name="T7">at</text:span></text:p>
          </table:table-cell>
          <table:table-cell table:style-name="Table3.A1" office:value-type="string">
            <text:p text:style-name="P13">m</text:p>
          </table:table-cell>
          <table:table-cell table:style-name="Table3.A1" office:value-type="string">
            <text:p text:style-name="P22">r</text:p>
          </table:table-cell>
          <table:table-cell table:style-name="Table3.A1" office:value-type="string">
            <text:p text:style-name="P15">r<text:span text:style-name="T7">ope</text:span></text:p>
          </table:table-cell>
          <table:table-cell table:style-name="Table3.A1" office:value-type="string">
            <text:p text:style-name="P13">r</text:p>
          </table:table-cell>
          <table:table-cell table:style-name="Table3.A1" office:value-type="string">
            <text:p text:style-name="P22">z</text:p>
          </table:table-cell>
          <table:table-cell table:style-name="Table3.A1" office:value-type="string">
            <text:p text:style-name="P13"><text:span text:style-name="T6">z</text:span>ap</text:p>
          </table:table-cell>
          <table:table-cell table:style-name="Table3.A1" office:value-type="string">
            <text:p text:style-name="P13">z</text:p>
          </table:table-cell>
          <table:table-cell table:style-name="Table3.A1" office:value-type="string">
            <text:p text:style-name="P22">l</text:p>
          </table:table-cell>
          <table:table-cell table:style-name="Table3.A1" office:value-type="string">
            <text:p text:style-name="P13"><text:span text:style-name="T6">l</text:span>et</text:p>
          </table:table-cell>
          <table:table-cell table:style-name="Table3.A1" office:value-type="string">
            <text:p text:style-name="P13">l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22">v</text:p>
          </table:table-cell>
          <table:table-cell table:style-name="Table3.A1" office:value-type="string">
            <text:p text:style-name="P13"><text:span text:style-name="T6">v</text:span>at</text:p>
          </table:table-cell>
          <table:table-cell table:style-name="Table3.A1" office:value-type="string">
            <text:p text:style-name="P13">v</text:p>
          </table:table-cell>
          <table:table-cell table:style-name="Table3.A1" office:value-type="string">
            <text:p text:style-name="P22">j</text:p>
          </table:table-cell>
          <table:table-cell table:style-name="Table3.A1" office:value-type="string">
            <text:p text:style-name="P13"><text:span text:style-name="T6">j</text:span>ump</text:p>
          </table:table-cell>
          <table:table-cell table:style-name="Table3.A1" office:value-type="string">
            <text:p text:style-name="P27">dʒ</text:p>
          </table:table-cell>
          <table:table-cell table:style-name="Table3.A1" office:value-type="string">
            <text:p text:style-name="P22">b</text:p>
          </table:table-cell>
          <table:table-cell table:style-name="Table3.A1" office:value-type="string">
            <text:p text:style-name="P13"><text:span text:style-name="T6">b</text:span>all</text:p>
          </table:table-cell>
          <table:table-cell table:style-name="Table3.A1" office:value-type="string">
            <text:p text:style-name="P13">b</text:p>
          </table:table-cell>
          <table:table-cell table:style-name="Table3.A1" office:value-type="string">
            <text:p text:style-name="P22">d</text:p>
          </table:table-cell>
          <table:table-cell table:style-name="Table3.A1" office:value-type="string">
            <text:p text:style-name="P13"><text:span text:style-name="T6">d</text:span><text:span text:style-name="T7">ock</text:span></text:p>
          </table:table-cell>
          <table:table-cell table:style-name="Table3.A1" office:value-type="string">
            <text:p text:style-name="P13">d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22">t</text:p>
          </table:table-cell>
          <table:table-cell table:style-name="Table3.A1" office:value-type="string">
            <text:p text:style-name="P13"><text:span text:style-name="T6">t</text:span>op</text:p>
          </table:table-cell>
          <table:table-cell table:style-name="Table3.A1" office:value-type="string">
            <text:p text:style-name="P13">t</text:p>
          </table:table-cell>
          <table:table-cell table:style-name="Table3.A1" office:value-type="string">
            <text:p text:style-name="P22">h</text:p>
          </table:table-cell>
          <table:table-cell table:style-name="Table3.A1" office:value-type="string">
            <text:p text:style-name="P13"><text:span text:style-name="T6">h</text:span>elp</text:p>
          </table:table-cell>
          <table:table-cell table:style-name="Table3.A1" office:value-type="string">
            <text:p text:style-name="P13">h</text:p>
          </table:table-cell>
          <table:table-cell table:style-name="Table3.A1" office:value-type="string">
            <text:p text:style-name="P22">f</text:p>
          </table:table-cell>
          <table:table-cell table:style-name="Table3.A1" office:value-type="string">
            <text:p text:style-name="P13"><text:span text:style-name="T6">f</text:span>ar</text:p>
          </table:table-cell>
          <table:table-cell table:style-name="Table3.A1" office:value-type="string">
            <text:p text:style-name="P14">f</text:p>
          </table:table-cell>
          <table:table-cell table:style-name="Table3.A1" office:value-type="string">
            <text:p text:style-name="P23">Z</text:p>
          </table:table-cell>
          <table:table-cell table:style-name="Table3.A1" office:value-type="string">
            <text:p text:style-name="P13"><text:span text:style-name="T7">vi</text:span><text:span text:style-name="T6">s</text:span><text:span text:style-name="T7">ion</text:span></text:p>
          </table:table-cell>
          <table:table-cell table:style-name="Table3.A1" office:value-type="string">
            <text:p text:style-name="P14">ʒ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22">w</text:p>
          </table:table-cell>
          <table:table-cell table:style-name="Table3.A1" office:value-type="string">
            <text:p text:style-name="P13"><text:span text:style-name="T6">w</text:span>alk</text:p>
          </table:table-cell>
          <table:table-cell table:style-name="Table3.A1" office:value-type="string">
            <text:p text:style-name="P13">w</text:p>
          </table:table-cell>
          <table:table-cell table:style-name="Table3.A1" office:value-type="string">
            <text:p text:style-name="P22">y</text:p>
          </table:table-cell>
          <table:table-cell table:style-name="Table3.A1" office:value-type="string">
            <text:p text:style-name="P13"><text:span text:style-name="T6">y</text:span>ell</text:p>
          </table:table-cell>
          <table:table-cell table:style-name="Table3.A1" office:value-type="string">
            <text:p text:style-name="P13">j</text:p>
          </table:table-cell>
          <table:table-cell table:style-name="Table3.A1" office:value-type="string">
            <text:p text:style-name="P22">N</text:p>
          </table:table-cell>
          <table:table-cell table:style-name="Table3.A1" office:value-type="string">
            <text:p text:style-name="P13">si<text:span text:style-name="T6">ng</text:span></text:p>
          </table:table-cell>
          <table:table-cell table:style-name="Table3.A1" office:value-type="string">
            <text:p text:style-name="P13">ŋ</text:p>
          </table:table-cell>
          <table:table-cell table:style-name="Table3.A1" office:value-type="string">
            <text:p text:style-name="P22">g</text:p>
          </table:table-cell>
          <table:table-cell table:style-name="Table3.A1" office:value-type="string">
            <text:p text:style-name="P13"><text:span text:style-name="T6">g</text:span>ood</text:p>
          </table:table-cell>
          <table:table-cell table:style-name="Table3.A1" office:value-type="string">
            <text:p text:style-name="P13">g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</table:table>
      <text:p text:style-name="P8"/>
      <text:p text:style-name="P10">Vowel Digraphs:</text:p>
      <text:p text:style-name="P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F"/>
        <table:table-column table:style-name="Table7.C"/>
        <table:table-column table:style-name="Table7.H"/>
        <table:table-column table:style-name="Table7.I"/>
        <table:table-column table:style-name="Table7.J"/>
        <table:table-row>
          <table:table-cell table:style-name="Table7.A1" office:value-type="string">
            <text:p text:style-name="P22">oo</text:p>
          </table:table-cell>
          <table:table-cell table:style-name="Table7.A1" office:value-type="string">
            <text:p text:style-name="P13"><text:span text:style-name="T7">v</text:span><text:span text:style-name="T6">o</text:span><text:span text:style-name="T7">te</text:span></text:p>
          </table:table-cell>
          <table:table-cell table:style-name="Table7.A1" office:value-type="string">
            <text:p text:style-name="P22">oi</text:p>
          </table:table-cell>
          <table:table-cell table:style-name="Table7.A1" office:value-type="string">
            <text:p text:style-name="P13">"oh-eye"</text:p>
          </table:table-cell>
          <table:table-cell table:style-name="Table7.A1" office:value-type="string">
            <text:p text:style-name="P22">oa</text:p>
          </table:table-cell>
          <table:table-cell table:style-name="Table7.A1" office:value-type="string">
            <text:p text:style-name="P13"><text:span text:style-name="T7">"</text:span><text:span text:style-name="T7">oh-ay"</text:span></text:p>
          </table:table-cell>
          <table:table-cell table:style-name="Table7.A1" office:value-type="string">
            <text:p text:style-name="P22">oe</text:p>
          </table:table-cell>
          <table:table-cell table:style-name="Table7.A1" office:value-type="string">
            <text:p text:style-name="P13">"oh-ee"</text:p>
          </table:table-cell>
          <table:table-cell table:style-name="Table7.A1" office:value-type="string">
            <text:p text:style-name="P22">ou</text:p>
          </table:table-cell>
          <table:table-cell table:style-name="Table7.A1" office:value-type="string">
            <text:p text:style-name="P15">ou<text:span text:style-name="T7">r</text:span></text:p>
          </table:table-cell>
        </table:table-row>
        <table:table-row>
          <table:table-cell table:style-name="Table7.A1" office:value-type="string">
            <text:p text:style-name="P22">io</text:p>
          </table:table-cell>
          <table:table-cell table:style-name="Table7.A1" office:value-type="string">
            <text:p text:style-name="P13"><text:span text:style-name="T7">"</text:span><text:span text:style-name="T7">eye-oh"</text:span></text:p>
          </table:table-cell>
          <table:table-cell table:style-name="Table7.A1" office:value-type="string">
            <text:p text:style-name="P22">I</text:p>
          </table:table-cell>
          <table:table-cell table:style-name="Table7.A1" office:value-type="string">
            <text:p text:style-name="P13"><text:span text:style-name="T7">p</text:span><text:span text:style-name="T6">i</text:span><text:span text:style-name="T7">e</text:span></text:p>
          </table:table-cell>
          <table:table-cell table:style-name="Table7.A1" office:value-type="string">
            <text:p text:style-name="P22">ia</text:p>
          </table:table-cell>
          <table:table-cell table:style-name="Table7.A1" office:value-type="string">
            <text:p text:style-name="P14">"eye-ay"</text:p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22">iu</text:p>
          </table:table-cell>
          <table:table-cell table:style-name="Table7.A1" office:value-type="string">
            <text:p text:style-name="P13">"eye-oo"</text:p>
          </table:table-cell>
        </table:table-row>
        <table:table-row>
          <table:table-cell table:style-name="Table7.A1" office:value-type="string">
            <text:p text:style-name="P22">ao</text:p>
          </table:table-cell>
          <table:table-cell table:style-name="Table7.A1" office:value-type="string">
            <text:p text:style-name="P13">"ay-oh"</text:p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22">A</text:p>
          </table:table-cell>
          <table:table-cell table:style-name="Table7.A1" office:value-type="string">
            <text:p text:style-name="P13">sk<text:span text:style-name="T6">a</text:span><text:span text:style-name="T7">te</text:span></text:p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15"/>
          </table:table-cell>
          <table:table-cell table:style-name="Table7.A1" office:value-type="string">
            <text:p text:style-name="P22">au</text:p>
          </table:table-cell>
          <table:table-cell table:style-name="Table7.A1" office:value-type="string">
            <text:p text:style-name="P13">s<text:span text:style-name="T6">aw</text:span></text:p>
          </table:table-cell>
        </table:table-row>
        <table:table-row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22">eo</text:p>
          </table:table-cell>
          <table:table-cell table:style-name="Table7.A1" office:value-type="string">
            <text:p text:style-name="P13">"ee-oh"</text:p>
          </table:table-cell>
          <table:table-cell table:style-name="Table7.A1" office:value-type="string">
            <text:p text:style-name="P22"/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22">E</text:p>
          </table:table-cell>
          <table:table-cell table:style-name="Table7.A1" office:value-type="string">
            <text:p text:style-name="P13"><text:span text:style-name="T7">s</text:span><text:span text:style-name="T6">ee</text:span><text:span text:style-name="T7">k</text:span></text:p>
          </table:table-cell>
          <table:table-cell table:style-name="Table7.A1" office:value-type="string">
            <text:p text:style-name="P22">eu</text:p>
          </table:table-cell>
          <table:table-cell table:style-name="Table7.A1" office:value-type="string">
            <text:p text:style-name="P13"><text:span text:style-name="T7">f</text:span><text:span text:style-name="T6">eu</text:span><text:span text:style-name="T7">d</text:span></text:p>
          </table:table-cell>
        </table:table-row>
        <table:table-row>
          <table:table-cell table:style-name="Table7.A1" office:value-type="string">
            <text:p text:style-name="P22">uo</text:p>
          </table:table-cell>
          <table:table-cell table:style-name="Table7.A1" office:value-type="string">
            <text:p text:style-name="P13"><text:span text:style-name="T6">"</text:span><text:span text:style-name="T7">oo-oh"</text:span></text:p>
          </table:table-cell>
          <table:table-cell table:style-name="Table7.A1" office:value-type="string">
            <text:p text:style-name="P22">ui</text:p>
          </table:table-cell>
          <table:table-cell table:style-name="Table7.A1" office:value-type="string">
            <text:p text:style-name="P14">"oo-eye"</text:p>
          </table:table-cell>
          <table:table-cell table:style-name="Table7.A1" office:value-type="string">
            <text:p text:style-name="P22">ua</text:p>
          </table:table-cell>
          <table:table-cell table:style-name="Table7.A1" office:value-type="string">
            <text:p text:style-name="P14">"oo-ay"</text:p>
          </table:table-cell>
          <table:table-cell table:style-name="Table7.A1" office:value-type="string">
            <text:p text:style-name="P22">ue</text:p>
          </table:table-cell>
          <table:table-cell table:style-name="Table7.A1" office:value-type="string">
            <text:p text:style-name="P13">"oo-ee"</text:p>
          </table:table-cell>
          <table:table-cell table:style-name="Table7.A1" office:value-type="string">
            <text:p text:style-name="P22">uu</text:p>
          </table:table-cell>
          <table:table-cell table:style-name="Table7.A1" office:value-type="string">
            <text:p text:style-name="P13"><text:span text:style-name="T7">l</text:span><text:span text:style-name="T6">u</text:span><text:span text:style-name="T7">t</text:span><text:span text:style-name="T7">e</text:span></text:p>
          </table:table-cell>
        </table:table-row>
      </table:table>
      <text:p text:style-name="P1"/>
      <text:p text:style-name="P3"><text:soft-page-break/>If a potential vowel digraph is followed by another vowel that might create a second digraph, then the first is assumed to avoid ambiguities. This can be seen in the name of the language, <text:span text:style-name="T9">essEo</text:span><text:span text:style-name="T3">, where</text:span><text:span text:style-name="T3">,</text:span><text:span text:style-name="T3"> </text:span><text:span text:style-name="T9">E</text:span><text:span text:style-name="T3">, </text:span><text:span text:style-name="T3">is assumed and,</text:span><text:span text:style-name="T3"> </text:span><text:span text:style-name="T9">eo</text:span><text:span text:style-name="T3">, is avoided.</text:span></text:p>
      <text:p text:style-name="P1"/>
      <text:p text:style-name="P2">Consonant Digraphs: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column table:style-name="Table4.C"/>
        <table:table-column table:style-name="Table4.G"/>
        <table:table-column table:style-name="Table4.H"/>
        <table:table-column table:style-name="Table4.C"/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IPA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IPA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IPA</text:p>
          </table:table-cell>
        </table:table-row>
        <table:table-row>
          <table:table-cell table:style-name="Table4.A1" office:value-type="string">
            <text:p text:style-name="P22">ch</text:p>
          </table:table-cell>
          <table:table-cell table:style-name="Table4.A1" office:value-type="string">
            <text:p text:style-name="P15">ch<text:span text:style-name="T7">air</text:span></text:p>
          </table:table-cell>
          <table:table-cell table:style-name="Table4.A1" office:value-type="string">
            <text:p text:style-name="P15">tʃ</text:p>
          </table:table-cell>
          <table:table-cell table:style-name="Table4.A1" office:value-type="string">
            <text:p text:style-name="P22">sh</text:p>
          </table:table-cell>
          <table:table-cell table:style-name="Table4.A1" office:value-type="string">
            <text:p text:style-name="P15">sh<text:span text:style-name="T7">op</text:span></text:p>
          </table:table-cell>
          <table:table-cell table:style-name="Table4.A1" office:value-type="string">
            <text:p text:style-name="P15">ʃ</text:p>
          </table:table-cell>
          <table:table-cell table:style-name="Table4.A1" office:value-type="string">
            <text:p text:style-name="P22">th</text:p>
          </table:table-cell>
          <table:table-cell table:style-name="Table4.A1" office:value-type="string">
            <text:p text:style-name="P15">th<text:span text:style-name="T7">at</text:span></text:p>
          </table:table-cell>
          <table:table-cell table:style-name="Table4.A1" office:value-type="string">
            <text:p text:style-name="P15">θ</text:p>
          </table:table-cell>
        </table:table-row>
      </table:table>
      <text:p text:style-name="P12"/>
      <text:p text:style-name="P29"><text:span text:style-name="T9">x</text:span><text:span text:style-name="T3"> </text:span><text:span text:style-name="T3">- A</text:span><text:span text:style-name="T3"> combination of </text:span><text:span text:style-name="T9">c</text:span><text:span text:style-name="T3"> and </text:span><text:span text:style-name="T9">s</text:span><text:span text:style-name="T3">, which forms the English 'x'</text:span><text:span text:style-name="T3"> sound</text:span><text:span text:style-name="T3">, as in "</text:span><text:span text:style-name="T3">w</text:span><text:span text:style-name="T3">ax</text:span><text:span text:style-name="T3">".</text:span></text:p>
      <text:p text:style-name="P29"/>
      <text:p text:style-name="P10">Letter Names:</text:p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22">o</text:p>
          </table:table-cell>
          <table:table-cell table:style-name="Table5.A1" office:value-type="string">
            <text:p text:style-name="P22">oo</text:p>
          </table:table-cell>
          <table:table-cell table:style-name="Table5.A1" office:value-type="string">
            <text:p text:style-name="P22">i</text:p>
          </table:table-cell>
          <table:table-cell table:style-name="Table5.A1" office:value-type="string">
            <text:p text:style-name="P22">I</text:p>
          </table:table-cell>
          <table:table-cell table:style-name="Table5.A1" office:value-type="string">
            <text:p text:style-name="P22">a</text:p>
          </table:table-cell>
          <table:table-cell table:style-name="Table5.A1" office:value-type="string">
            <text:p text:style-name="P22">A</text:p>
          </table:table-cell>
          <table:table-cell table:style-name="Table5.A1" office:value-type="string">
            <text:p text:style-name="P22">e</text:p>
          </table:table-cell>
          <table:table-cell table:style-name="Table5.A1" office:value-type="string">
            <text:p text:style-name="P22">E</text:p>
          </table:table-cell>
          <table:table-cell table:style-name="Table5.A1" office:value-type="string">
            <text:p text:style-name="P22">u</text:p>
          </table:table-cell>
          <table:table-cell table:style-name="Table5.A1" office:value-type="string">
            <text:p text:style-name="P22">uu</text:p>
          </table:table-cell>
        </table:table-row>
        <table:table-row>
          <table:table-cell table:style-name="Table5.A1" office:value-type="string">
            <text:p text:style-name="P22">s</text:p>
          </table:table-cell>
          <table:table-cell table:style-name="Table5.A1" office:value-type="string">
            <text:p text:style-name="P23">so</text:p>
          </table:table-cell>
          <table:table-cell table:style-name="Table5.A1" office:value-type="string">
            <text:p text:style-name="P22">n</text:p>
          </table:table-cell>
          <table:table-cell table:style-name="Table5.A1" office:value-type="string">
            <text:p text:style-name="P23">no</text:p>
          </table:table-cell>
          <table:table-cell table:style-name="Table5.A1" office:value-type="string">
            <text:p text:style-name="P22">c</text:p>
          </table:table-cell>
          <table:table-cell table:style-name="Table5.A1" office:value-type="string">
            <text:p text:style-name="P23">co</text:p>
          </table:table-cell>
          <table:table-cell table:style-name="Table5.A1" office:value-type="string">
            <text:p text:style-name="P22">p</text:p>
          </table:table-cell>
          <table:table-cell table:style-name="Table5.A1" office:value-type="string">
            <text:p text:style-name="P23">po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3"/>
          </table:table-cell>
        </table:table-row>
        <table:table-row>
          <table:table-cell table:style-name="Table5.A1" office:value-type="string">
            <text:p text:style-name="P22">m</text:p>
          </table:table-cell>
          <table:table-cell table:style-name="Table5.A1" office:value-type="string">
            <text:p text:style-name="P22">mo</text:p>
          </table:table-cell>
          <table:table-cell table:style-name="Table5.A1" office:value-type="string">
            <text:p text:style-name="P22">r</text:p>
          </table:table-cell>
          <table:table-cell table:style-name="Table5.A1" office:value-type="string">
            <text:p text:style-name="P22">ro</text:p>
          </table:table-cell>
          <table:table-cell table:style-name="Table5.A1" office:value-type="string">
            <text:p text:style-name="P22">z</text:p>
          </table:table-cell>
          <table:table-cell table:style-name="Table5.A1" office:value-type="string">
            <text:p text:style-name="P22">zo</text:p>
          </table:table-cell>
          <table:table-cell table:style-name="Table5.A1" office:value-type="string">
            <text:p text:style-name="P22">l</text:p>
          </table:table-cell>
          <table:table-cell table:style-name="Table5.A1" office:value-type="string">
            <text:p text:style-name="P22">lo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</table:table-row>
        <table:table-row>
          <table:table-cell table:style-name="Table5.A1" office:value-type="string">
            <text:p text:style-name="P22">v</text:p>
          </table:table-cell>
          <table:table-cell table:style-name="Table5.A1" office:value-type="string">
            <text:p text:style-name="P22">vo</text:p>
          </table:table-cell>
          <table:table-cell table:style-name="Table5.A1" office:value-type="string">
            <text:p text:style-name="P22">j</text:p>
          </table:table-cell>
          <table:table-cell table:style-name="Table5.A1" office:value-type="string">
            <text:p text:style-name="P23">jo</text:p>
          </table:table-cell>
          <table:table-cell table:style-name="Table5.A1" office:value-type="string">
            <text:p text:style-name="P22">b</text:p>
          </table:table-cell>
          <table:table-cell table:style-name="Table5.A1" office:value-type="string">
            <text:p text:style-name="P22">bo</text:p>
          </table:table-cell>
          <table:table-cell table:style-name="Table5.A1" office:value-type="string">
            <text:p text:style-name="P22">d</text:p>
          </table:table-cell>
          <table:table-cell table:style-name="Table5.A1" office:value-type="string">
            <text:p text:style-name="P22">do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</table:table-row>
        <table:table-row>
          <table:table-cell table:style-name="Table5.A1" office:value-type="string">
            <text:p text:style-name="P22">t</text:p>
          </table:table-cell>
          <table:table-cell table:style-name="Table5.A1" office:value-type="string">
            <text:p text:style-name="P22">to</text:p>
          </table:table-cell>
          <table:table-cell table:style-name="Table5.A1" office:value-type="string">
            <text:p text:style-name="P22">h</text:p>
          </table:table-cell>
          <table:table-cell table:style-name="Table5.A1" office:value-type="string">
            <text:p text:style-name="P22">ho</text:p>
          </table:table-cell>
          <table:table-cell table:style-name="Table5.A1" office:value-type="string">
            <text:p text:style-name="P22">f</text:p>
          </table:table-cell>
          <table:table-cell table:style-name="Table5.A1" office:value-type="string">
            <text:p text:style-name="P23">fo</text:p>
          </table:table-cell>
          <table:table-cell table:style-name="Table5.A1" office:value-type="string">
            <text:p text:style-name="P22">Z</text:p>
          </table:table-cell>
          <table:table-cell table:style-name="Table5.A1" office:value-type="string">
            <text:p text:style-name="P22"><text:span text:style-name="T7">Z</text:span><text:span text:style-name="T7">o</text:span>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3"/>
          </table:table-cell>
        </table:table-row>
        <table:table-row>
          <table:table-cell table:style-name="Table5.A1" office:value-type="string">
            <text:p text:style-name="P22">w</text:p>
          </table:table-cell>
          <table:table-cell table:style-name="Table5.A1" office:value-type="string">
            <text:p text:style-name="P22"><text:span text:style-name="T7">w</text:span><text:span text:style-name="T7">o</text:span></text:p>
          </table:table-cell>
          <table:table-cell table:style-name="Table5.A1" office:value-type="string">
            <text:p text:style-name="P22">y</text:p>
          </table:table-cell>
          <table:table-cell table:style-name="Table5.A1" office:value-type="string">
            <text:p text:style-name="P22">yo</text:p>
          </table:table-cell>
          <table:table-cell table:style-name="Table5.A1" office:value-type="string">
            <text:p text:style-name="P22">N</text:p>
          </table:table-cell>
          <table:table-cell table:style-name="Table5.A1" office:value-type="string">
            <text:p text:style-name="P22">oN</text:p>
          </table:table-cell>
          <table:table-cell table:style-name="Table5.A1" office:value-type="string">
            <text:p text:style-name="P22">g</text:p>
          </table:table-cell>
          <table:table-cell table:style-name="Table5.A1" office:value-type="string">
            <text:p text:style-name="P22">go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22"/>
          </table:table-cell>
        </table:table-row>
      </table:table>
      <text:p text:style-name="P29"/>
      <text:p text:style-name="P10">Articles:</text:p>
      <text:p text:style-name="P17"/>
      <text:p text:style-name="P12">Indefinite Singular: (none)</text:p>
      <text:p text:style-name="P17">Indefinite Plural: <text:span text:style-name="T9">tu</text:span><text:span text:style-name="T9">m</text:span></text:p>
      <text:p text:style-name="P30"/>
      <text:p text:style-name="P12"><text:span text:style-name="T3">Definite</text:span><text:span text:style-name="T3"> Singular</text:span><text:span text:style-name="T3">: </text:span><text:span text:style-name="T9">tru</text:span></text:p>
      <text:p text:style-name="P12">Definite Plural:<text:span text:style-name="T1"> </text:span><text:span text:style-name="T9">t</text:span><text:span text:style-name="T9">rotu</text:span></text:p>
      <text:p text:style-name="P18"/>
      <text:p text:style-name="P10">Subject Pronouns: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5">Number</text:p>
          </table:table-cell>
          <table:table-cell table:style-name="Table2.A1" office:value-type="string">
            <text:p text:style-name="P35">Person</text:p>
          </table:table-cell>
          <table:table-cell table:style-name="Table2.A1" office:value-type="string">
            <text:p text:style-name="P35">Subject</text:p>
          </table:table-cell>
          <table:table-cell table:style-name="Table2.D1" office:value-type="string">
            <text:p text:style-name="P35">English</text:p>
          </table:table-cell>
        </table:table-row>
        <table:table-row>
          <table:table-cell table:style-name="Table2.A2" office:value-type="string">
            <text:p text:style-name="P33">Singular</text:p>
          </table:table-cell>
          <table:table-cell table:style-name="Table2.A2" office:value-type="string">
            <text:p text:style-name="P33">1st</text:p>
          </table:table-cell>
          <table:table-cell table:style-name="Table2.A2" office:value-type="string">
            <text:p text:style-name="P13">(none)</text:p>
          </table:table-cell>
          <table:table-cell table:style-name="Table2.D2" office:value-type="string">
            <text:p text:style-name="P33">I, me</text:p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2nd</text:p>
          </table:table-cell>
          <table:table-cell table:style-name="Table2.A2" office:value-type="string">
            <text:p text:style-name="P34">ton</text:p>
          </table:table-cell>
          <table:table-cell table:style-name="Table2.D2" office:value-type="string">
            <text:p text:style-name="P33">you</text:p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3rd</text:p>
          </table:table-cell>
          <table:table-cell table:style-name="Table2.A2" office:value-type="string">
            <text:p text:style-name="P34">sonu</text:p>
          </table:table-cell>
          <table:table-cell table:style-name="Table2.D2" office:value-type="string">
            <text:p text:style-name="P33">he, she, it, this</text:p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3rd</text:p>
          </table:table-cell>
          <table:table-cell table:style-name="Table2.A2" office:value-type="string">
            <text:p text:style-name="P34">sonA</text:p>
          </table:table-cell>
          <table:table-cell table:style-name="Table2.D2" office:value-type="string">
            <text:p text:style-name="P33">that</text:p>
          </table:table-cell>
        </table:table-row>
        <table:table-row>
          <table:table-cell table:style-name="Table2.A2" office:value-type="string">
            <text:p text:style-name="P33">Plural</text:p>
          </table:table-cell>
          <table:table-cell table:style-name="Table2.A2" office:value-type="string">
            <text:p text:style-name="P33">1st</text:p>
          </table:table-cell>
          <table:table-cell table:style-name="Table2.A2" office:value-type="string">
            <text:p text:style-name="P34">suu</text:p>
          </table:table-cell>
          <table:table-cell table:style-name="Table2.D2" office:value-type="string">
            <text:p text:style-name="P33">we, us</text:p>
          </table:table-cell>
        </table:table-row>
        <text:soft-page-break/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2nd</text:p>
          </table:table-cell>
          <table:table-cell table:style-name="Table2.A2" office:value-type="string">
            <text:p text:style-name="P34">tan</text:p>
          </table:table-cell>
          <table:table-cell table:style-name="Table2.D2" office:value-type="string">
            <text:p text:style-name="P33">you all</text:p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3rd</text:p>
          </table:table-cell>
          <table:table-cell table:style-name="Table2.A2" office:value-type="string">
            <text:p text:style-name="P34">suunu</text:p>
          </table:table-cell>
          <table:table-cell table:style-name="Table2.D2" office:value-type="string">
            <text:p text:style-name="P33">they, these</text:p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3rd</text:p>
          </table:table-cell>
          <table:table-cell table:style-name="Table2.A2" office:value-type="string">
            <text:p text:style-name="P34">suunA</text:p>
          </table:table-cell>
          <table:table-cell table:style-name="Table2.D2" office:value-type="string">
            <text:p text:style-name="P33">those</text:p>
          </table:table-cell>
        </table:table-row>
      </table:table>
      <text:p text:style-name="P9"/>
      <text:p text:style-name="P10">Noun Markers:</text:p>
      <text:p text:style-name="P17"/>
      <text:p text:style-name="P12"><text:span text:style-name="T10">po</text:span><text:span text:style-name="T2"> </text:span><text:span text:style-name="T5">- direct object</text:span><text:span text:style-name="T4"> (</text:span><text:span text:style-name="T4">omitted when final</text:span><text:span text:style-name="T4">).</text:span></text:p>
      <text:p text:style-name="P17"/>
      <text:p text:style-name="P21">brAs teo tru.</text:p>
      <text:p text:style-name="P17">"I own the night."</text:p>
      <text:p text:style-name="P17"/>
      <text:p text:style-name="P24">teo po tru brAs.</text:p>
      <text:p text:style-name="P17">"The night, I own."</text:p>
      <text:p text:style-name="P17"/>
      <text:p text:style-name="P29"><text:span text:style-name="T9">es</text:span><text:span text:style-name="T3"> - </text:span><text:span text:style-name="T3">possesive</text:span></text:p>
      <text:p text:style-name="P12"/>
      <text:p text:style-name="P21"><text:span text:style-name="T5">s</text:span><text:span text:style-name="T5">uunu</text:span><text:span text:style-name="T5"> </text:span><text:span text:style-name="T5">brAso </text:span><text:span text:style-name="T5">teo</text:span><text:span text:style-name="T5"> po tru sE </text:span><text:span text:style-name="T5">es</text:span><text:span text:style-name="T5"> tr</text:span><text:span text:style-name="T5">o</text:span><text:span text:style-name="T5">tu.</text:span></text:p>
      <text:p text:style-name="P17">"They will own the night of the people."</text:p>
      <text:p text:style-name="P17"/>
      <text:p text:style-name="P24">sE suunu es dasuu suu.</text:p>
      <text:p text:style-name="P17">"Their people will force us."</text:p>
      <text:p text:style-name="P12"/>
      <text:p text:style-name="P29"><text:span text:style-name="T9">pr</text:span><text:span text:style-name="T9">u</text:span><text:span text:style-name="T3"> - to</text:span><text:span text:style-name="T3">wards or directed at</text:span></text:p>
      <text:p text:style-name="P12"/>
      <text:p text:style-name="P21">tan vooso sE pru trotu.</text:p>
      <text:p text:style-name="P12">"You all will speak to the people."</text:p>
      <text:p text:style-name="P12"/>
      <text:p text:style-name="P31"><text:span text:style-name="T9">o</text:span><text:span text:style-name="T9">s</text:span> <text:span text:style-name="T3">- </text:span><text:span text:style-name="T3">for</text:span></text:p>
      <text:p text:style-name="P17"/>
      <text:p text:style-name="P24">suu obrAs teo po tru sE os trotu.</text:p>
      <text:p text:style-name="P17">"We owned the night for the people."</text:p>
      <text:p text:style-name="P17"/>
      <text:p text:style-name="P10">Modifying Markers:</text:p>
      <text:p text:style-name="P17"/>
      <text:p text:style-name="P7"><text:span text:style-name="T9">et</text:span><text:span text:style-name="T3"> - or</text:span></text:p>
      <text:p text:style-name="P17"/>
      <text:p text:style-name="P24">?somno et nEsu.</text:p>
      <text:p text:style-name="P17">Red or yellow?</text:p>
      <text:p text:style-name="P17"/>
      <text:p text:style-name="P29"><text:span text:style-name="T9">?</text:span><text:span text:style-name="T3"> - question </text:span><text:span text:style-name="T3">(pronounced </text:span><text:span text:style-name="T9">cA</text:span><text:span text:style-name="T3">)</text:span></text:p>
      <text:p text:style-name="P17"/>
      <text:p text:style-name="P21"><text:span text:style-name="T5">?</text:span><text:span text:style-name="T5">t</text:span><text:span text:style-name="T5">on </text:span><text:span text:style-name="T5">brAso </text:span><text:span text:style-name="T5">sE tr</text:span><text:span text:style-name="T5">o</text:span><text:span text:style-name="T5">tu</text:span><text:span text:style-name="T5">, </text:span><text:span text:style-name="T5">et </text:span><text:span text:style-name="T5">sE po trotu</text:span><text:span text:style-name="T5"> brAso </text:span><text:span text:style-name="T5">t</text:span><text:span text:style-name="T5">on</text:span><text:span text:style-name="T5">.</text:span></text:p>
      <text:p text:style-name="P12"><text:span text:style-name="T5">"</text:span><text:span text:style-name="T5">Will you own the people</text:span><text:span text:style-name="T5">, or will the people own you</text:span><text:span text:style-name="T5">?"</text:span></text:p>
      <text:p text:style-name="P7"/>
      <text:p text:style-name="P3"><text:span text:style-name="T10">anu</text:span><text:span text:style-name="T4"> - not</text:span></text:p>
      <text:p text:style-name="P17"><text:soft-page-break/></text:p>
      <text:p text:style-name="P21"><text:span text:style-name="T5">t</text:span><text:span text:style-name="T5">on o</text:span><text:span text:style-name="T5">daso an</text:span><text:span text:style-name="T5">u</text:span><text:span text:style-name="T5">.</text:span></text:p>
      <text:p text:style-name="P17">"You did not force me."</text:p>
      <text:p text:style-name="P17"/>
      <text:p text:style-name="P21"><text:span text:style-name="T5">dasoo</text:span><text:span text:style-name="T5"> </text:span><text:span text:style-name="T5">anu </text:span><text:span text:style-name="T5">t</text:span><text:span text:style-name="T5">on.</text:span></text:p>
      <text:p text:style-name="P17">"I will not force you."</text:p>
      <text:p text:style-name="P7"/>
      <text:p text:style-name="P3"><text:span text:style-name="T10">no</text:span><text:span text:style-name="T4"> - and</text:span></text:p>
      <text:p text:style-name="P17"/>
      <text:p text:style-name="P24">suunu oroon do aon no gau.</text:p>
      <text:p text:style-name="P17">"They have done good and evil."</text:p>
      <text:p text:style-name="P24"/>
      <text:p text:style-name="P24">tan voos sE trotu no dox anu os.</text:p>
      <text:p text:style-name="P17">"We speak for the people and not a state."</text:p>
      <text:p text:style-name="P18"/>
      <text:p text:style-name="P11">Verb Time Tense:</text:p>
      <text:p text:style-name="P16"/>
      <text:p text:style-name="P29"><text:span text:style-name="T9">o</text:span><text:span text:style-name="T9">brAs</text:span><text:span text:style-name="T3"> - "</text:span><text:span text:style-name="T3">I </text:span><text:span text:style-name="T3">owned"</text:span></text:p>
      <text:p text:style-name="P29"><text:span text:style-name="T9">brAs</text:span><text:span text:style-name="T3"> - "</text:span><text:span text:style-name="T3">I </text:span><text:span text:style-name="T3">own"</text:span></text:p>
      <text:p text:style-name="P29"><text:span text:style-name="T9">brAs</text:span><text:span text:style-name="T9">o</text:span><text:span text:style-name="T3"> - "</text:span><text:span text:style-name="T3">I </text:span><text:span text:style-name="T3">will own"</text:span></text:p>
      <text:p text:style-name="P12"/>
      <text:p text:style-name="P29"><text:span text:style-name="T9">o</text:span><text:span text:style-name="T9">brAs </text:span><text:span text:style-name="T9">teo </text:span><text:span text:style-name="T9">tru</text:span><text:span text:style-name="T9">.</text:span> <text:span text:style-name="T3">"I owned the night."</text:span></text:p>
      <text:p text:style-name="P29"><text:span text:style-name="T9">brAs </text:span><text:span text:style-name="T9">teo </text:span><text:span text:style-name="T9">tru</text:span><text:span text:style-name="T9">.</text:span> <text:span text:style-name="T3">"I own the night."</text:span></text:p>
      <text:p text:style-name="P17"><text:span text:style-name="T9">brAs</text:span><text:span text:style-name="T9">o </text:span><text:span text:style-name="T9">teo </text:span><text:span text:style-name="T9">tru.</text:span><text:span text:style-name="T1"> </text:span>"I will own the night."</text:p>
      <text:p text:style-name="P31"/>
      <text:p text:style-name="P31">Verbs that start or end with a short vowel have it lengthened when the added, <text:span text:style-name="T9">o</text:span><text:span text:style-name="T8">,</text:span><text:span text:style-name="T3"> overlaps.</text:span></text:p>
      <text:p text:style-name="P17"/>
      <text:p text:style-name="P7"><text:span text:style-name="T9">agres</text:span><text:span text:style-name="T3"> - to stand</text:span></text:p>
      <text:p text:style-name="P17"/>
      <text:p text:style-name="P24">Agres ton luu.</text:p>
      <text:p text:style-name="P31"><text:span text:style-name="T3">"I stood with </text:span><text:span text:style-name="T3">you</text:span><text:span text:style-name="T3">."</text:span></text:p>
      <text:p text:style-name="P17"/>
      <text:p text:style-name="P24">ahreso mul suunu luu.</text:p>
      <text:p text:style-name="P17">"I will be standing with them."</text:p>
      <text:p text:style-name="P31"/>
      <text:p text:style-name="P28">Verb Markers:</text:p>
      <text:p text:style-name="P31"/>
      <text:p text:style-name="P7"><text:span text:style-name="T9">m</text:span><text:span text:style-name="T9">u</text:span><text:span text:style-name="T9">l</text:span><text:span text:style-name="T3"> - </text:span><text:span text:style-name="T3">progressive action</text:span><text:span text:style-name="T3"> marker</text:span></text:p>
      <text:p text:style-name="P17"/>
      <text:p text:style-name="P7"><text:span text:style-name="T9">t</text:span><text:span text:style-name="T9">on brAs m</text:span><text:span text:style-name="T9">u</text:span><text:span text:style-name="T9">l t</text:span><text:span text:style-name="T9">eo</text:span><text:span text:style-name="T9"> </text:span><text:span text:style-name="T9">tru.</text:span><text:span text:style-name="T3"><text:line-break/>"You </text:span><text:span text:style-name="T3">are</text:span><text:span text:style-name="T3"> owning the night."</text:span></text:p>
      <text:p text:style-name="P17"/>
      <text:p text:style-name="P7"><text:span text:style-name="T9">do</text:span><text:span text:style-name="T3"> - </text:span><text:span text:style-name="T3">completed</text:span><text:span text:style-name="T3"> action marker</text:span></text:p>
      <text:p text:style-name="P17"/>
      <text:p text:style-name="P24">ton brAs do teo tru.</text:p>
      <text:p text:style-name="P17"><text:soft-page-break/>"You have owned the night."</text:p>
      <text:p text:style-name="P17"/>
      <text:p text:style-name="P24">ton brAs do mul teo tru.</text:p>
      <text:p text:style-name="P17">"You have been owning the night."</text:p>
      <text:p text:style-name="P18"/>
      <text:p text:style-name="P28">Numbers:</text:p>
      <text:p text:style-name="P30"/>
      <text:p text:style-name="P17">The numbers and their names are mapped directly on to the alphabet.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C"/>
        <table:table-column table:style-name="Table1.G"/>
        <table:table-column table:style-name="Table1.C" table:number-columns-repeated="2"/>
        <table:table-column table:style-name="Table1.A"/>
        <table:table-row>
          <table:table-cell table:style-name="Table1.A1" office:value-type="string">
            <text:p text:style-name="P36">0</text:p>
          </table:table-cell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36">2</text:p>
          </table:table-cell>
          <table:table-cell table:style-name="Table1.A1" office:value-type="string">
            <text:p text:style-name="P36">3</text:p>
          </table:table-cell>
          <table:table-cell table:style-name="Table1.A1" office:value-type="string">
            <text:p text:style-name="P36">4</text:p>
          </table:table-cell>
          <table:table-cell table:style-name="Table1.A1" office:value-type="string">
            <text:p text:style-name="P36">5</text:p>
          </table:table-cell>
          <table:table-cell table:style-name="Table1.A1" office:value-type="string">
            <text:p text:style-name="P36">6</text:p>
          </table:table-cell>
          <table:table-cell table:style-name="Table1.A1" office:value-type="string">
            <text:p text:style-name="P36">7</text:p>
          </table:table-cell>
          <table:table-cell table:style-name="Table1.A1" office:value-type="string">
            <text:p text:style-name="P36">8</text:p>
          </table:table-cell>
          <table:table-cell table:style-name="Table1.J1" office:value-type="string">
            <text:p text:style-name="P36">9</text:p>
          </table:table-cell>
        </table:table-row>
        <table:table-row>
          <table:table-cell table:style-name="Table1.A2" office:value-type="string">
            <text:p text:style-name="P34">0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4">3</text:p>
          </table:table-cell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34">s</text:p>
          </table:table-cell>
          <table:table-cell table:style-name="Table1.A2" office:value-type="string">
            <text:p text:style-name="P34">n</text:p>
          </table:table-cell>
          <table:table-cell table:style-name="Table1.A2" office:value-type="string">
            <text:p text:style-name="P34">c</text:p>
          </table:table-cell>
          <table:table-cell table:style-name="Table1.A2" office:value-type="string">
            <text:p text:style-name="P34">p</text:p>
          </table:table-cell>
          <table:table-cell table:style-name="Table1.J2" office:value-type="string">
            <text:p text:style-name="P34">m</text:p>
          </table:table-cell>
        </table:table-row>
      </table:table>
      <text:p text:style-name="P29"/>
      <text:p text:style-name="P32"><text:span text:style-name="T3">If necessary, n</text:span><text:span text:style-name="T3">umbers are marked with the </text:span><text:span text:style-name="T9">;</text:span><text:span text:style-name="T3"> </text:span><text:span text:style-name="T3">symbol</text:span><text:span text:style-name="T3">.</text:span></text:p>
      <text:p text:style-name="P29"/>
      <text:p text:style-name="P21">;01;28;1983 <text:span text:style-name="T3">- "01/28/1983"</text:span></text:p>
      <text:p text:style-name="P12"/>
      <text:p text:style-name="P32"><text:span text:style-name="T9">t</text:span><text:span text:style-name="T9">eo</text:span><text:span text:style-name="T9"> </text:span><text:span text:style-name="T9">;</text:span><text:span text:style-name="T9">49</text:span><text:span text:style-name="T1"> </text:span><text:span text:style-name="T3">- "</text:span><text:span text:style-name="T3">49</text:span><text:span text:style-name="T3"> nights"</text:span></text:p>
      <text:p text:style-name="P21">uu + ro + mo = uuromo</text:p>
      <text:p text:style-name="P29"><text:span text:style-name="T3">"</text:span><text:span text:style-name="T3">four</text:span><text:span text:style-name="T3">"</text:span><text:span text:style-name="T3"> </text:span><text:span text:style-name="T3">+ </text:span><text:span text:style-name="T3">"</text:span><text:span text:style-name="T3">t</text:span><text:span text:style-name="T3">en</text:span><text:span text:style-name="T3">"</text:span><text:span text:style-name="T3"> + </text:span><text:span text:style-name="T3">"</text:span><text:span text:style-name="T3">nine</text:span><text:span text:style-name="T3">"</text:span><text:span text:style-name="T3"> = </text:span><text:span text:style-name="T3">"</text:span><text:span text:style-name="T3">forty nine</text:span><text:span text:style-name="T3">"</text:span></text:p>
      <text:p text:style-name="P12"/>
      <text:p text:style-name="P24">Agres suunu luu teo os ;um.</text:p>
      <text:p text:style-name="P31"><text:span text:style-name="T3">"I stood with </text:span><text:span text:style-name="T3">them</text:span><text:span text:style-name="T3"> for 49 nights</text:span><text:span text:style-name="T3">."</text:span></text:p>
      <text:p text:style-name="P29"/>
      <text:p text:style-name="P29"><text:span text:style-name="T9">d</text:span><text:span text:style-name="T3"> is added before </text:span><text:span text:style-name="T3">the</text:span><text:span text:style-name="T3">se </text:span><text:span text:style-name="T3">sounds,</text:span><text:span text:style-name="T3"> </text:span><text:span text:style-name="T3">(</text:span><text:span text:style-name="T9">I, A, E, uu</text:span><text:span text:style-name="T3">)</text:span><text:span text:style-name="T3">, </text:span><text:span text:style-name="T3">unless they begin the </text:span><text:span text:style-name="T3">name of the number.</text:span></text:p>
      <text:p text:style-name="P29"/>
      <text:p text:style-name="P21">po + ro + (d)E = porodE</text:p>
      <text:p text:style-name="P12">"eight" + "ten" + "three" = "eighty three"</text:p>
      <text:p text:style-name="P29"/>
      <text:p text:style-name="P29"><text:span text:style-name="T10">romo</text:span><text:span text:style-name="T10"> </text:span><text:span text:style-name="T10">por</text:span><text:span text:style-name="T10">odE</text:span><text:span text:style-name="T4"> - </text:span><text:span text:style-name="T4">"</text:span><text:span text:style-name="T4">n</text:span><text:span text:style-name="T4">ineteen eighty three</text:span><text:span text:style-name="T4">"</text:span></text:p>
      <text:p text:style-name="P17"/>
      <text:p text:style-name="P29"><text:span text:style-name="T4">P</text:span><text:span text:style-name="T4">osition</text:span><text:span text:style-name="T4">al</text:span><text:span text:style-name="T4"> </text:span><text:span text:style-name="T4">terms</text:span><text:span text:style-name="T4"> like "1st" </text:span><text:span text:style-name="T4">and</text:span><text:span text:style-name="T4"> modifiers like "double" are formed with the word for position: </text:span><text:span text:style-name="T10">oc</text:span><text:span text:style-name="T4">, a number</text:span><text:span text:style-name="T4"> name</text:span><text:span text:style-name="T4">, and the ending </text:span><text:span text:style-name="T10">s</text:span><text:span text:style-name="T4">.</text:span></text:p>
      <text:p text:style-name="P17"/>
      <text:p text:style-name="P29"><text:span text:style-name="T4">The word for "double" </text:span><text:span text:style-name="T4">or "2nd" </text:span><text:span text:style-name="T4">is </text:span><text:span text:style-name="T10">ocAs</text:span><text:span text:style-name="T10"> </text:span><text:span text:style-name="T4">. </text:span><text:span text:style-name="T4">The </text:span><text:span text:style-name="T4">names of the special doubled characters are </text:span><text:span text:style-name="T10">oo ocAs</text:span><text:span text:style-name="T4">,</text:span><text:span text:style-name="T10"> ii ocAs</text:span><text:span text:style-name="T4">,</text:span><text:span text:style-name="T10"> A ocAs</text:span><text:span text:style-name="T4">,</text:span><text:span text:style-name="T10"> E ocAs</text:span><text:span text:style-name="T4">,</text:span><text:span text:style-name="T10"> uu ocAs</text:span><text:span text:style-name="T4">.</text:span></text:p>
      <text:p text:style-name="P17"/>
      <text:p text:style-name="P29"><text:span text:style-name="T4">The word for "quintuple" is the same as the word for "5th": </text:span><text:span text:style-name="T10">occos</text:span><text:span text:style-name="T4">. "17th" or "17-fold" would be: </text:span><text:span text:style-name="T10">ocrocos</text:span><text:span text:style-name="T4">.</text:span></text:p>
      <text:p text:style-name="P29"><text:span text:style-name="T4"/></text:p>
      <text:p text:style-name="P29"><text:span text:style-name="T4"/></text:p>
      <text:p text:style-name="P29"><text:span text:style-name="T4"/></text:p>
      <text:p text:style-name="P29"><text:soft-page-break/><text:span text:style-name="T4">Examples:</text:span></text:p>
      <text:p text:style-name="P29"><text:span text:style-name="T4"/></text:p>
      <text:p text:style-name="P42">suu brAs teo tru.</text:p>
      <text:p text:style-name="P46">"We own the night."</text:p>
      <text:p text:style-name="P46"/>
      <text:p text:style-name="P43">suu brAs teo tum.</text:p>
      <text:p text:style-name="P46">"We own nights."</text:p>
      <text:p text:style-name="P46"/>
      <text:p text:style-name="P43">teo tum po suu brAs.</text:p>
      <text:p text:style-name="P43">teo po tum suu brAs.</text:p>
      <text:p text:style-name="P46">"Nights, we own."</text:p>
      <text:p text:style-name="P46"/>
      <text:p text:style-name="P43">suunu ocruus pasen tru.</text:p>
      <text:p text:style-name="P38"><text:span text:style-name="T3">"They wrote the document."</text:span></text:p>
      <text:p text:style-name="P46"/>
      <text:p text:style-name="P44"><text:span text:style-name="T5">cruuso pasen tru.</text:span></text:p>
      <text:p text:style-name="P47">"I will write the document."</text:p>
      <text:p text:style-name="P47"/>
      <text:p text:style-name="P42">pasen suunu es avum locus o tum.</text:p>
      <text:p text:style-name="P47">Literal: "Their document has zero principles."</text:p>
      <text:p text:style-name="P47">Natural: "Their document has no principles."</text:p>
      <text:p text:style-name="P47"/>
      <text:p text:style-name="P42">pasen suu es avum locus aon tum.</text:p>
      <text:p text:style-name="P47">"Our document has good principles."</text:p>
      <text:p text:style-name="P45"/>
      <text:p text:style-name="P45">oocoos ocoos dos tru.</text:p>
      <text:p text:style-name="P48">"I began at the beginning."</text:p>
      <text:p text:style-name="P45">ocmoso ocmos dos tru.</text:p>
      <text:p text:style-name="P48">"I will end at the ending."</text:p>
      <text:p text:style-name="P48"/>
      <text:p text:style-name="P45">?ton cruus mul pasen tru.</text:p>
      <text:p text:style-name="P48">"Are you writing a document?"</text:p>
      <text:p text:style-name="P45">yu, cruus mul pasen tru.</text:p>
      <text:p text:style-name="P48">"Yes, I am writing a document."</text:p>
      <text:p text:style-name="P48"/>
      <text:p text:style-name="P45">sonu avum autos aon trotu.</text:p>
      <text:p text:style-name="P48">"He/She has good intentions."</text:p>
      <text:p text:style-name="P48"/>
      <text:p text:style-name="P45">?sE suunA gau.</text:p>
      <text:p text:style-name="P48">"(Are) those people evil?"</text:p>
      <text:p text:style-name="P45">Zo, sE suunu aon.</text:p>
      <text:p text:style-name="P48">"No, these people (are) good."</text:p>
      <text:p text:style-name="P45"/>
      <text:p text:style-name="P45">zIfo locus trotu.</text:p>
      <text:p text:style-name="P45"><text:span text:style-name="T3">"I will stress the principles."</text:span> </text:p>
      <text:p text:style-name="P41"/>
      <text:p text:style-name="P40"/>
      <text:p text:style-name="P40"/>
      <text:p text:style-name="P40"/>
      <text:p text:style-name="P39"/>
      <text:p text:style-name="P39"/>
      <text:p text:style-name="P39"/>
      <text:p text:style-name="P39"/>
      <text:p text:style-name="P39"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ans-serif" svg:font-family="sans-serif"/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8pt" style:font-size-asian="15.75pt" style:font-size-complex="18pt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sic_20_ecssi" style:display-name="basic ecssi" style:family="paragraph" style:parent-style-name="Standard">
      <style:text-properties style:font-name="eXsE" fo:font-size="22pt" style:font-size-asian="19.25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.742727400</meta:creation-date>
    <dc:date>2020-03-08T15:12:50</dc:date>
    <meta:editing-duration>P5DT18H35M3S</meta:editing-duration>
    <meta:editing-cycles>936</meta:editing-cycles>
    <meta:generator>OpenOffice/4.1.7$Unix OpenOffice.org_project/417m1$Build-9800</meta:generator>
    <meta:document-statistic meta:table-count="6" meta:image-count="0" meta:object-count="0" meta:page-count="7" meta:paragraph-count="356" meta:word-count="985" meta:character-count="4493"/>
    <dc:creator>Michael Chapman</dc:creator>
  </office:meta>
</office:document-meta>
</file>